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 style:data-style-name="N37"/>
  </office:automatic-styles>
  <office:body>
    <office:spreadsheet>
      <table:table table:name="Record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 table:style-name="ce1" office:value-type="date" office:date-value="2014-06-10" calcext:value-type="date">
            <text:p>41800</text:p>
          </table:table-cell>
          <table:table-cell office:value-type="string" calcext:value-type="string">
            <text:p>MiFare card</text:p>
          </table:table-cell>
          <table:table-cell table:number-columns-repeated="10"/>
        </table:table-row>
        <table:table-row table:style-name="ro1">
          <table:table-cell table:style-name="ce1" office:value-type="date" office:date-value="2014-06-11" calcext:value-type="date">
            <text:p>41801</text:p>
          </table:table-cell>
          <table:table-cell office:value-type="string" calcext:value-type="string">
            <text:p>program learning, procedure by authenticate with lsam lsac by Ealene.</text:p>
          </table:table-cell>
          <table:table-cell table:number-columns-repeated="10"/>
        </table:table-row>
        <table:table-row table:style-name="ro1">
          <table:table-cell table:style-name="ce1" office:value-type="date" office:date-value="2014-06-12" calcext:value-type="date">
            <text:p>41802</text:p>
          </table:table-cell>
          <table:table-cell table:number-columns-repeated="11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11"/>
          <table:table-cell table:style-name="ce2"/>
        </table:table-row>
      </table:table>
      <table:table table:name="Flowchart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2">00/00/0000</text:date>, <text:time style:data-style-name="N2" text:time-value="09:47:24.5456461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0T11:02:20.252616127</meta:creation-date>
    <dc:date>2014-06-12T09:49:29.638922239</dc:date>
    <meta:editing-duration>PT2M30S</meta:editing-duration>
    <meta:editing-cycles>7</meta:editing-cycles>
    <meta:generator>LibreOffice/4.2.3.3$Linux_X86_64 LibreOffice_project/420m0$Build-3</meta:generator>
    <meta:document-statistic meta:table-count="2" meta:cell-count="5" meta:object-count="0"/>
  </office:meta>
</office:document-meta>
</file>